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2_._5f_Installatie_5f_uitvoeren.C25" style:display-name="2._Installatie_uitvoeren.C25" style:family="table-cell">
      <style:table-cell-properties fo:padding="0.019cm" fo:border="none"/>
    </style:style>
    <style:style style:name="_32_._5f_Installatie_5f_uitvoeren.C26" style:display-name="2._Installatie_uitvoeren.C26" style:family="table-cell">
      <style:table-cell-properties fo:padding="0.019cm" fo:border="none"/>
    </style:style>
    <style:style style:name="_32_._5f_Installatie_5f_uitvoeren.C27" style:display-name="2._Installatie_uitvoeren.C27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9" style:display-name="3._Installatie_afronden.9" style:family="table-row">
      <style:table-row-properties style:min-row-height="0.113cm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4" style:family="table-row">
      <style:table-row-properties style:min-row-height="0.676cm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1056214b"/>
    </style:style>
    <style:style style:name="P2" style:family="paragraph" style:parent-style-name="Standard">
      <style:text-properties officeooo:paragraph-rsid="101c0948"/>
    </style:style>
    <style:style style:name="P3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language="nl" fo:country="NL" fo:font-style="normal" fo:font-weight="normal" officeooo:rsid="0f1e3d19" officeooo:paragraph-rsid="108ebbf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c7cd01"/>
    </style:style>
    <style:style style:name="P6" style:family="paragraph">
      <style:paragraph-properties fo:text-align="start"/>
      <style:text-properties style:text-line-through-style="none" style:text-line-through-type="none" fo:font-family="'Liberation Mono'" style:font-style-name="Standaard" style:font-family-generic="modern" style:font-pitch="variable" fo:font-size="10pt" fo:font-style="normal" style:text-underline-style="none" fo:font-weight="normal"/>
    </style:style>
    <style:style style:name="P7" style:family="paragraph" style:parent-style-name="Standard">
      <style:text-properties officeooo:paragraph-rsid="10929fde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29fde"/>
    </style:style>
    <style:style style:name="P9" style:family="paragraph" style:parent-style-name="Standard">
      <style:text-properties officeooo:paragraph-rsid="10abd9a7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nl" fo:country="NL" fo:font-style="normal" fo:font-weight="normal" officeooo:rsid="047cacfc" officeooo:paragraph-rsid="0f251e9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12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13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15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8e2d15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" style:family="paragraph" style:parent-style-name="Footnote">
      <style:text-properties officeooo:rsid="043ccc66" officeooo:paragraph-rsid="0dca2508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2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officeooo:paragraph-rsid="0cc50ec9"/>
    </style:style>
    <style:style style:name="P24" style:family="paragraph" style:parent-style-name="Standard">
      <style:paragraph-properties fo:text-align="center" style:justify-single-word="false"/>
      <style:text-properties officeooo:paragraph-rsid="103fc298"/>
    </style:style>
    <style:style style:name="P25" style:family="paragraph" style:parent-style-name="Standard">
      <style:text-properties officeooo:paragraph-rsid="1104ef98"/>
    </style:style>
    <style:style style:name="P26" style:family="paragraph" style:parent-style-name="Footnote">
      <style:text-properties style:font-name="Liberation Sans" fo:font-size="10pt" officeooo:paragraph-rsid="10c1f470" style:font-size-asian="10pt" style:font-size-complex="10pt"/>
    </style:style>
    <style:style style:name="P27" style:family="paragraph" style:parent-style-name="Standard">
      <style:paragraph-properties fo:text-align="center" style:justify-single-word="false"/>
      <style:text-properties officeooo:paragraph-rsid="0daef67d"/>
    </style:style>
    <style:style style:name="P28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29" style:family="paragraph" style:parent-style-name="Standard">
      <style:text-properties style:font-name="Liberation Sans" fo:font-size="12pt" officeooo:paragraph-rsid="109df1b9" style:font-size-asian="12pt" style:font-size-complex="12pt"/>
    </style:style>
    <style:style style:name="P30" style:family="paragraph" style:parent-style-name="Standard">
      <style:text-properties officeooo:paragraph-rsid="1044b2e0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2" style:family="paragraph" style:parent-style-name="Standard">
      <style:text-properties officeooo:rsid="0dde9a1c" officeooo:paragraph-rsid="0dde9a1c"/>
    </style:style>
    <style:style style:name="P33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4" style:family="paragraph" style:parent-style-name="Standard">
      <style:text-properties officeooo:paragraph-rsid="1108b645"/>
    </style:style>
    <style:style style:name="P35" style:family="paragraph" style:parent-style-name="Standard">
      <style:text-properties officeooo:paragraph-rsid="10d070ce"/>
    </style:style>
    <style:style style:name="P36" style:family="paragraph" style:parent-style-name="Standard">
      <style:paragraph-properties fo:text-align="center" style:justify-single-word="false"/>
      <style:text-properties officeooo:paragraph-rsid="0db0d4d1"/>
    </style:style>
    <style:style style:name="P37" style:family="paragraph" style:parent-style-name="Standard">
      <style:text-properties officeooo:paragraph-rsid="0f9ce6c3"/>
    </style:style>
    <style:style style:name="P38" style:family="paragraph" style:parent-style-name="Standard">
      <style:text-properties officeooo:rsid="0dde9a1c" officeooo:paragraph-rsid="0f28fb61"/>
    </style:style>
    <style:style style:name="P3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 style:list-style-name="L1">
      <style:paragraph-properties fo:break-before="page"/>
      <style:text-properties officeooo:paragraph-rsid="0b0ddd8e"/>
    </style:style>
    <style:style style:name="P41" style:family="paragraph" style:parent-style-name="Footnote">
      <style:text-properties officeooo:paragraph-rsid="10a5bb50"/>
    </style:style>
    <style:style style:name="P42" style:family="paragraph" style:parent-style-name="Footnote">
      <style:text-properties officeooo:paragraph-rsid="0f92b562"/>
    </style:style>
    <style:style style:name="P43" style:family="paragraph" style:parent-style-name="Standard">
      <style:text-properties officeooo:paragraph-rsid="10bb09b3"/>
    </style:style>
    <style:style style:name="P44" style:family="paragraph" style:parent-style-name="Footnote">
      <style:text-properties officeooo:paragraph-rsid="10d204fd"/>
    </style:style>
    <style:style style:name="P4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46" style:family="paragraph" style:parent-style-name="Standard">
      <style:text-properties officeooo:paragraph-rsid="04f68805"/>
    </style:style>
    <style:style style:name="P47" style:family="paragraph" style:parent-style-name="Standard">
      <style:paragraph-properties fo:text-align="center" style:justify-single-word="false"/>
      <style:text-properties officeooo:paragraph-rsid="0cc5fe5b"/>
    </style:style>
    <style:style style:name="P48" style:family="paragraph" style:parent-style-name="Standard">
      <style:text-properties officeooo:paragraph-rsid="1090da41"/>
    </style:style>
    <style:style style:name="P49" style:family="paragraph" style:parent-style-name="Footnote">
      <style:text-properties fo:color="#000000" loext:opacity="100%" style:font-name="Liberation Sans" fo:font-size="10pt" fo:language="nl" fo:country="NL" officeooo:rsid="0b8e0034" officeooo:paragraph-rsid="10c1f47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50" style:family="paragraph" style:parent-style-name="Standard">
      <style:paragraph-properties fo:text-align="center" style:justify-single-word="false"/>
      <style:text-properties officeooo:paragraph-rsid="0d1ec96e"/>
    </style:style>
    <style:style style:name="P51" style:family="paragraph" style:parent-style-name="Standard">
      <style:text-properties officeooo:paragraph-rsid="109df1b9"/>
    </style:style>
    <style:style style:name="P52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53" style:family="paragraph" style:parent-style-name="Standard">
      <style:text-properties officeooo:rsid="0dde9a1c" officeooo:paragraph-rsid="0ddfbc49"/>
    </style:style>
    <style:style style:name="P54" style:family="paragraph" style:parent-style-name="Standard">
      <style:text-properties officeooo:paragraph-rsid="0ddfbc49"/>
    </style:style>
    <style:style style:name="P55" style:family="paragraph" style:parent-style-name="Standard">
      <style:text-properties officeooo:paragraph-rsid="0f9ee08e"/>
    </style:style>
    <style:style style:name="P5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8" style:family="paragraph" style:parent-style-name="Standard">
      <style:paragraph-properties fo:text-align="center" style:justify-single-word="false"/>
      <style:text-properties officeooo:paragraph-rsid="0d804757"/>
    </style:style>
    <style:style style:name="P5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8e2d15"/>
    </style:style>
    <style:style style:name="P60" style:family="paragraph" style:parent-style-name="Footnote">
      <style:text-properties officeooo:rsid="043ccc66" officeooo:paragraph-rsid="0e5afad8"/>
    </style:style>
    <style:style style:name="P61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6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63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6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9bf44b"/>
    </style:style>
    <style:style style:name="P65" style:family="paragraph" style:parent-style-name="Standard">
      <style:paragraph-properties fo:text-align="center" style:justify-single-word="false"/>
      <style:text-properties officeooo:paragraph-rsid="0dce9327"/>
    </style:style>
    <style:style style:name="P66" style:family="paragraph" style:parent-style-name="Standard">
      <style:paragraph-properties fo:text-align="center" style:justify-single-word="false"/>
      <style:text-properties officeooo:paragraph-rsid="10411e41"/>
    </style:style>
    <style:style style:name="P67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6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6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7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71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2" style:family="paragraph" style:parent-style-name="Standard">
      <style:text-properties style:font-name="Liberation Sans" fo:font-size="12pt" officeooo:paragraph-rsid="104d50c8" style:font-size-asian="12pt" style:font-size-complex="12pt"/>
    </style:style>
    <style:style style:name="P73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74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75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52d77d"/>
    </style:style>
    <style:style style:name="T1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" style:family="text">
      <style:text-properties fo:color="#000000" loext:opacity="100%" style:font-name="Liberation Sans" fo:font-size="12pt" fo:language="nl" fo:country="NL" fo:font-weight="normal" officeooo:rsid="105621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" style:family="text">
      <style:text-properties fo:color="#000000" loext:opacity="100%" style:font-name="Liberation Sans" fo:font-size="12pt" fo:language="nl" fo:country="NL" fo:font-weight="normal" officeooo:rsid="10bb4cb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" style:family="text">
      <style:text-properties fo:color="#000000" loext:opacity="100%" style:font-name="Liberation Sans" fo:font-size="12pt" fo:language="nl" fo:country="NL" fo:font-weight="normal" officeooo:rsid="1079814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" style:family="text">
      <style:text-properties fo:language="nl" fo:country="NL" style:text-underline-style="none" officeooo:rsid="10accd14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2" style:family="text">
      <style:text-properties fo:language="nl" fo:country="NL" style:text-underline-style="none" officeooo:rsid="10aa962d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3" style:family="text">
      <style:text-properties style:use-window-font-color="true" loext:opacity="0%" style:font-name="Liberation Sans" fo:font-size="12pt" fo:language="nl" fo:country="NL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" style:family="text">
      <style:text-properties style:use-window-font-color="true" loext:opacity="0%" style:font-name="Liberation Sans" fo:font-size="12pt" style:text-underline-style="none" style:font-size-asian="12pt" style:font-size-complex="12pt"/>
    </style:style>
    <style:style style:name="T15" style:family="text">
      <style:text-properties style:use-window-font-color="true" loext:opacity="0%" style:font-name="Liberation Sans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" style:family="text">
      <style:text-properties style:use-window-font-color="true" loext:opacity="0%" style:font-name="Liberation Sans" fo:font-size="12pt" fo:language="nl" fo:country="NL" style:text-underline-style="none" fo:font-weight="normal" officeooo:rsid="10968bf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" style:family="text">
      <style:text-properties style:use-window-font-color="true" loext:opacity="0%" style:font-name="Liberation Sans" fo:font-size="12pt" fo:language="nl" fo:country="NL" style:text-underline-style="none" officeooo:rsid="065d0153" style:font-size-asian="12pt" style:language-asian="nl" style:country-asian="NL" style:font-name-complex="Bitstream Vera Sans" style:font-size-complex="12pt"/>
    </style:style>
    <style:style style:name="T19" style:family="text">
      <style:text-properties style:use-window-font-color="true" loext:opacity="0%" style:font-name="Liberation Sans" fo:font-size="12pt" fo:language="nl" fo:country="NL" style:text-underline-style="none" officeooo:rsid="106515af" style:font-size-asian="12pt" style:language-asian="nl" style:country-asian="NL" style:font-name-complex="Bitstream Vera Sans" style:font-size-complex="12pt" style:language-complex="nl" style:country-complex="NL"/>
    </style:style>
    <style:style style:name="T20" style:family="text">
      <style:text-properties style:font-name="Liberation Sans" fo:font-size="12pt" fo:language="nl" fo:country="NL" style:text-underline-style="none" officeooo:rsid="0f0ca65a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" style:family="text">
      <style:text-properties style:use-window-font-color="true" loext:opacity="0%" style:font-name="Liberation Sans" fo:font-size="12pt" fo:language="nl" fo:country="NL" style:text-underline-style="none" officeooo:rsid="10accd1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" style:family="text">
      <style:text-properties style:font-name="Liberation Sans" fo:font-size="12pt" style:text-underline-style="none" style:font-size-asian="12pt" style:font-size-complex="12pt"/>
    </style:style>
    <style:style style:name="T23" style:family="text">
      <style:text-properties style:use-window-font-color="true" loext:opacity="0%" style:font-name="Liberation Sans" fo:font-size="12pt" fo:language="nl" fo:country="NL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" style:family="text">
      <style:text-properties style:use-window-font-color="true" loext:opacity="0%" style:font-name="Liberation Sans" fo:font-size="12pt" fo:language="nl" fo:country="NL" style:text-underline-style="none" officeooo:rsid="10968bf5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style:font-name="Liberation Sans" fo:font-size="12pt" fo:language="nl" fo:country="NL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27" style:family="text">
      <style:text-properties fo:color="#000000" loext:opacity="100%" style:font-name="Liberation Sans" fo:font-size="12pt" fo:language="nl" fo:country="NL" fo:font-style="normal" style:text-underline-style="none" officeooo:rsid="10c7cd01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8" style:family="text">
      <style:text-properties style:font-name="Liberation Sans" fo:font-size="12pt" fo:language="nl" fo:country="NL" style:text-underline-style="none" officeooo:rsid="10accd1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9" style:family="text">
      <style:text-properties style:font-name="Liberation Sans" fo:font-size="12pt" style:text-underline-style="none" officeooo:rsid="10abd9a7" style:font-size-asian="12pt" style:font-size-complex="12pt"/>
    </style:style>
    <style:style style:name="T30" style:family="text">
      <style:text-properties style:use-window-font-color="true" loext:opacity="0%" style:font-name="Liberation Sans" fo:font-size="12pt" fo:language="nl" fo:country="NL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" style:family="text">
      <style:text-properties style:font-name="Liberation Sans" fo:font-size="12pt" style:text-underline-style="none" officeooo:rsid="10968bf5" style:font-size-asian="12pt" style:font-size-complex="12pt"/>
    </style:style>
    <style:style style:name="T32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style:use-window-font-color="true" loext:opacity="0%" style:font-name="Liberation Sans" fo:font-size="12pt" fo:language="nl" fo:country="NL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5" style:family="text">
      <style:text-properties style:use-window-font-color="true" loext:opacity="0%" style:font-name="Liberation Sans" fo:font-size="12pt" fo:language="nl" fo:country="NL" fo:font-style="normal" fo:font-weight="normal" officeooo:rsid="10c7cd01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6" style:family="text">
      <style:text-properties style:use-window-font-color="true" loext:opacity="0%" style:font-name="Liberation Sans" fo:font-size="12pt" fo:language="nl" fo:country="NL" fo:font-style="normal" style:text-underline-style="none" officeooo:rsid="10accd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style:use-window-font-color="true" loext:opacity="0%" style:font-name="Liberation Sans" fo:font-size="12pt" fo:language="nl" fo:country="NL" fo:font-style="normal" style:text-underline-style="none" officeooo:rsid="10abd9a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style:use-window-font-color="true" loext:opacity="0%" style:font-name="Liberation Sans" fo:font-size="12pt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" style:family="text">
      <style:text-properties style:use-window-font-color="true" loext:opacity="0%" style:font-name="Liberation Sans" fo:font-size="12pt" fo:language="nl" fo:country="NL" style:text-underline-style="none" officeooo:rsid="0fdc5338" style:font-size-asian="12pt" style:language-asian="nl" style:country-asian="NL" style:font-name-complex="Bitstream Vera Sans" style:font-size-complex="12pt"/>
    </style:style>
    <style:style style:name="T42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style:use-window-font-color="true" loext:opacity="0%" style:font-name="Liberation Sans" fo:font-size="12pt" fo:language="nl" fo:country="NL" fo:font-style="normal" style:text-underline-style="none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44" style:family="text">
      <style:text-properties officeooo:rsid="10968bf5"/>
    </style:style>
    <style:style style:name="T45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46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family-asian="OpenSymbol" style:font-charset-asian="x-symbol" style:font-size-asian="12pt" style:language-asian="nl" style:country-asian="NL" style:font-style-asian="normal" style:font-weight-asian="normal" style:font-family-complex="OpenSymbol" style:font-charset-complex="x-symbol" style:font-size-complex="12pt" style:font-style-complex="normal" style:font-weight-complex="normal"/>
    </style:style>
    <style:style style:name="T4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0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1" style:family="text">
      <style:text-properties style:font-name="Liberation Sans" fo:font-size="12pt" fo:language="nl" fo:country="NL" fo:font-style="normal" fo:font-weight="normal" officeooo:rsid="10c659f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fo:language="nl" fo:country="NL" fo:font-style="normal" officeooo:rsid="0673d7fc" style:language-asian="nl" style:country-asian="NL" style:font-style-asian="normal" style:font-name-complex="Bitstream Vera Sans" style:font-style-complex="normal"/>
    </style:style>
    <style:style style:name="T54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5" style:family="text">
      <style:text-properties fo:color="#000000" loext:opacity="100%" fo:language="nl" fo:country="NL" fo:font-style="normal" fo:font-weight="normal" officeooo:rsid="0a1cd49f" style:font-family-asian="OpenSymbol" style:font-charset-asian="x-symbol" style:language-asian="nl" style:country-asian="NL" style:font-style-asian="normal" style:font-weight-asian="normal" style:font-family-complex="OpenSymbol" style:font-charset-complex="x-symbol" style:font-style-complex="normal" style:font-weight-complex="normal"/>
    </style:style>
    <style:style style:name="T56" style:family="text">
      <style:text-properties fo:color="#000000" loext:opacity="100%" fo:language="nl" fo:country="NL" fo:font-style="normal" officeooo:rsid="0b0f3a36" style:language-asian="nl" style:country-asian="NL" style:font-style-asian="normal" style:font-name-complex="Bitstream Vera Sans" style:font-style-complex="normal"/>
    </style:style>
    <style:style style:name="T57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family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family-asian="'DejaVu Sans'" style:font-family-generic-asian="swiss" style:font-pitch-asian="variable" style:language-asian="nl" style:country-asian="NL" style:font-name-complex="Bitstream Vera Sans" style:language-complex="nl" style:country-complex="NL"/>
    </style:style>
    <style:style style:name="T60" style:family="text">
      <style:text-properties fo:language="nl" fo:country="NL" style:text-underline-style="none" officeooo:rsid="0f0ca65a" fo:background-color="transparent" loext:char-shading-value="0" style:font-family-asian="'DejaVu Sans'" style:font-family-generic-asian="swiss" style:font-pitch-asian="variable" style:language-asian="nl" style:country-asian="NL" style:font-style-asian="italic" style:font-name-complex="Bitstream Vera Sans" style:language-complex="nl" style:country-complex="NL" style:font-style-complex="italic"/>
    </style:style>
    <style:style style:name="T61" style:family="text">
      <style:text-properties fo:language="nl" fo:country="NL" style:text-underline-style="none" officeooo:rsid="10ae1a51" fo:background-color="transparent" loext:char-shading-value="0" style:font-family-asian="'DejaVu Sans'" style:font-family-generic-asian="swiss" style:font-pitch-asian="variable" style:language-asian="nl" style:country-asian="NL" style:font-style-asian="italic" style:font-name-complex="Bitstream Vera Sans" style:language-complex="nl" style:country-complex="NL" style:font-style-complex="italic"/>
    </style:style>
    <style:style style:name="T62" style:family="text">
      <style:text-properties fo:language="nl" fo:country="NL" style:text-underline-style="none" officeooo:rsid="10acc36d" fo:background-color="transparent" loext:char-shading-value="0" style:font-family-asian="'DejaVu Sans'" style:font-family-generic-asian="swiss" style:font-pitch-asian="variable" style:language-asian="nl" style:country-asian="NL" style:font-style-asian="italic" style:font-name-complex="Bitstream Vera Sans" style:language-complex="nl" style:country-complex="NL" style:font-style-complex="italic"/>
    </style:style>
    <style:style style:name="T63" style:family="text">
      <style:text-properties style:font-name="Liberation Sans" fo:font-size="12pt" fo:language="nl" fo:country="NL" style:text-underline-style="none" officeooo:rsid="0462b983" fo:background-color="transparent" loext:char-shading-value="0" style:font-family-asian="'DejaVu Sans'" style:font-family-generic-asian="swiss" style:font-pitch-asian="variable" style:language-asian="nl" style:country-asian="NL" style:font-name-complex="Bitstream Vera Sans" style:language-complex="nl" style:country-complex="NL"/>
    </style:style>
    <style:style style:name="T6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0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family-asian="'DejaVu Sans'" style:font-family-generic-asian="swiss" style:font-pitch-asian="variable" style:language-asian="nl" style:country-asian="NL" style:font-name-complex="Bitstream Vera Sans" style:language-complex="nl" style:country-complex="N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104ef98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fo:language="nl" fo:country="NL" fo:font-style="normal" fo:font-weight="normal" officeooo:rsid="10d72e6f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55d5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normal" officeooo:rsid="08d331fb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4dae9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style:font-name="Liberation Sans" fo:font-size="12pt" style:font-size-asian="12pt" style:font-size-complex="12pt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ae1a51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df1b9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fo:language="nl" fo:country="NL" fo:font-style="normal" style:text-underline-style="none" officeooo:rsid="1094783a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5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fo:language="nl" fo:country="NL" fo:font-style="normal" fo:font-weight="normal" officeooo:rsid="105943ad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fo:language="nl" fo:country="NL" fo:font-style="normal" fo:font-weight="normal" officeooo:rsid="1073060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fo:language="nl" fo:country="NL" fo:font-style="normal" fo:font-weight="normal" officeooo:rsid="110a9029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10cf390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fo:language="nl" fo:country="NL" fo:font-style="normal" style:text-underline-style="none" officeooo:rsid="10d0029b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3" style:family="text">
      <style:text-properties fo:color="#000000" loext:opacity="100%" style:text-line-through-style="none" style:text-line-through-type="none" fo:language="nl" fo:country="NL" fo:font-style="normal" style:text-underline-style="none" officeooo:rsid="10d070ce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10" style:family="text">
      <style:text-properties fo:color="#000000" loext:opacity="100%" style:font-name="Liberation Sans" fo:font-size="12pt" style:font-size-asian="12pt" style:font-size-complex="12pt"/>
    </style:style>
    <style:style style:name="T111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12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13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6" style:family="text">
      <style:text-properties fo:color="#000000" loext:opacity="100%" style:text-line-through-style="none" style:text-line-through-type="none" style:font-name="Liberation Sans" fo:font-size="10pt" style:text-underline-style="none" officeooo:rsid="10d0029b" style:font-size-asian="10pt" style:font-size-complex="10pt"/>
    </style:style>
    <style:style style:name="T117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18" style:family="text">
      <style:text-properties fo:color="#000000" loext:opacity="100%" style:text-line-through-style="none" style:text-line-through-type="none" fo:language="en" fo:country="GB" style:text-underline-style="none" officeooo:rsid="01657261" style:font-size-asian="10pt" style:font-size-complex="10pt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en" fo:country="GB" officeooo:rsid="01657261" style:font-size-asian="10pt" style:font-size-complex="10pt"/>
    </style:style>
    <style:style style:name="T120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21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22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23" style:family="text">
      <style:text-properties fo:color="#000000" loext:opacity="100%" style:font-name="Liberation Sans" fo:font-size="12pt" fo:language="nl" fo:country="NL" fo:font-weight="normal" officeooo:rsid="10bb09b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24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25" style:family="text">
      <style:text-properties fo:color="#000000" loext:opacity="100%" style:font-name="Liberation Sans" fo:font-size="12pt" fo:language="nl" fo:country="NL" fo:font-weight="normal" officeooo:rsid="107ad9e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29" style:family="text">
      <style:text-properties officeooo:rsid="04473353"/>
    </style:style>
    <style:style style:name="T130" style:family="text">
      <style:text-properties officeooo:rsid="0f95a7a0"/>
    </style:style>
    <style:style style:name="T131" style:family="text">
      <style:text-properties officeooo:rsid="0f8f58bd"/>
    </style:style>
    <style:style style:name="T132" style:family="text">
      <style:text-properties officeooo:rsid="0aace3cd"/>
    </style:style>
    <style:style style:name="T133" style:family="text">
      <style:text-properties style:font-name="Ubuntu" fo:font-size="10pt" style:font-size-asian="10pt" style:font-size-complex="10pt"/>
    </style:style>
    <style:style style:name="T134" style:family="text">
      <style:text-properties style:font-name="Liberation Sans" fo:font-size="10pt" style:font-size-asian="10pt" style:font-size-complex="10pt"/>
    </style:style>
    <style:style style:name="T135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37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d204f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ba2cc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d204f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cddce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bf22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fo:language="en" fo:country="GB" fo:font-style="normal" style:text-underline-style="none" officeooo:rsid="106a957e" style:font-size-asian="10pt" style:language-asian="nl" style:country-asian="NL" style:font-style-asian="normal" style:font-name-complex="Bitstream Vera Sans" style:font-size-complex="10pt" style:font-style-complex="normal"/>
    </style:style>
    <style:style style:name="T145" style:family="text">
      <style:text-properties fo:color="#000000" loext:opacity="100%" style:text-line-through-style="none" style:text-line-through-type="none" fo:language="nl" fo:country="NL" fo:font-style="normal" style:text-underline-style="none" officeooo:rsid="107b5618" style:font-size-asian="10pt" style:language-asian="nl" style:country-asian="NL" style:font-style-asian="normal" style:font-name-complex="Bitstream Vera Sans" style:font-size-complex="10pt" style:font-style-complex="normal"/>
    </style:style>
    <style:style style:name="T146" style:family="text">
      <style:text-properties fo:color="#000000" loext:opacity="100%" style:text-line-through-style="none" style:text-line-through-type="none" fo:language="nl" fo:country="NL" fo:font-style="normal" style:text-underline-style="none" officeooo:rsid="10be0bc1" style:font-size-asian="10pt" style:language-asian="nl" style:country-asian="NL" style:font-style-asian="normal" style:font-name-complex="Bitstream Vera Sans" style:font-size-complex="10pt" style:font-style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4a7a5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d5e44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14a7a5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d33b2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d7929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fo:language="nl" fo:country="NL" fo:font-style="normal" style:text-underline-style="none" officeooo:rsid="107fa944" style:font-size-asian="12pt" style:language-asian="nl" style:country-asian="NL" style:font-style-asian="normal" style:font-name-complex="Bitstream Vera Sans" style:font-size-complex="12pt" style:font-style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0" style:family="text">
      <style:text-properties fo:color="#000000" loext:opacity="100%" style:text-line-through-style="none" style:text-line-through-type="none" fo:language="nl" fo:country="NL" fo:font-style="normal" style:text-underline-style="none" officeooo:rsid="10cbf738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5bf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fo:language="nl" fo:country="NL" fo:font-style="normal" style:text-underline-style="none" officeooo:rsid="10d53004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fa94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7fa944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cc1999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7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italic" style:text-underline-style="none" fo:font-weight="normal" officeooo:rsid="0c25489d" style:font-family-asian="'DejaVu Sans'" style:font-family-generic-asian="swiss" style:font-pitch-asian="variable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68" style:family="text">
      <style:text-properties fo:color="#000000" loext:opacity="100%" style:font-name="Liberation Sans" fo:font-size="12pt" officeooo:rsid="106cfca8" style:font-size-asian="12pt" style:font-size-complex="12pt"/>
    </style:style>
    <style:style style:name="T169" style:family="text">
      <style:text-properties fo:color="#000000" loext:opacity="100%" style:font-name="Liberation Sans" fo:font-size="12pt" fo:font-weight="bold" officeooo:rsid="106cfca8" style:font-size-asian="12pt" style:font-weight-asian="bold" style:font-size-complex="12pt" style:font-weight-complex="bold"/>
    </style:style>
    <style:style style:name="T170" style:family="text">
      <style:text-properties style:text-line-through-style="none" style:text-line-through-type="none" style:font-name="Liberation Sans" fo:font-size="12pt" fo:language="en" fo:country="GB" style:text-underline-style="none" officeooo:rsid="1068474f" style:font-size-asian="12pt" style:font-size-complex="12pt"/>
    </style:style>
    <style:style style:name="T171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72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173" style:family="text">
      <style:text-properties style:text-line-through-style="none" style:text-line-through-type="none" style:font-name="Liberation Sans" fo:font-size="12pt" fo:language="en" fo:country="GB" style:text-underline-style="none" officeooo:rsid="1080f71b" style:font-size-asian="12pt" style:font-size-complex="12pt"/>
    </style:style>
    <style:style style:name="T174" style:family="text">
      <style:text-properties style:text-line-through-style="none" style:text-line-through-type="none" style:font-name="Liberation Sans" fo:font-size="12pt" fo:language="en" fo:country="GB" style:text-underline-style="none" officeooo:rsid="0f2e8f46" style:font-size-asian="12pt" style:font-size-complex="12pt"/>
    </style:style>
    <style:style style:name="T175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2e8f46" style:font-size-asian="12pt" style:font-weight-asian="bold" style:font-size-complex="12pt" style:font-weight-complex="bold"/>
    </style:style>
    <style:style style:name="T176" style:family="text">
      <style:text-properties style:text-line-through-style="none" style:text-line-through-type="none" style:font-name="Liberation Sans" fo:font-size="12pt" fo:language="en" fo:country="GB" style:text-underline-style="none" officeooo:rsid="0f2eec5c" style:font-size-asian="12pt" style:font-size-complex="12pt"/>
    </style:style>
    <style:style style:name="T177" style:family="text">
      <style:text-properties style:text-line-through-style="none" style:text-line-through-type="none" style:font-name="Liberation Sans" fo:font-size="12pt" fo:language="en" fo:country="GB" style:text-underline-style="none" officeooo:rsid="0bac438a" style:font-size-asian="12pt" style:font-size-complex="12pt"/>
    </style:style>
    <style:style style:name="T178" style:family="text">
      <style:text-properties style:text-line-through-style="none" style:text-line-through-type="none" style:font-name="Liberation Sans" fo:font-size="12pt" style:text-underline-style="none" fo:font-weight="bold" officeooo:rsid="105c8aaa" style:font-name-asian="HG Mincho Light J" style:font-size-asian="12pt" style:font-weight-asian="bold" style:font-name-complex="Arial Unicode MS" style:font-size-complex="12pt" style:language-complex="nl" style:country-complex="NL" style:font-weight-complex="bold"/>
    </style:style>
    <style:style style:name="T179" style:family="text">
      <style:text-properties style:text-line-through-style="none" style:text-line-through-type="none" style:font-name="Liberation Sans" fo:font-size="12pt" style:text-underline-style="none" officeooo:rsid="1067a80d" style:font-size-asian="12pt" style:font-size-complex="12pt"/>
    </style:style>
    <style:style style:name="T180" style:family="text">
      <style:text-properties style:text-line-through-style="none" style:text-line-through-type="none" style:font-name="Liberation Sans" fo:font-size="12pt" style:text-underline-style="none" officeooo:rsid="105c8aaa" style:font-size-asian="12pt" style:font-size-complex="12pt"/>
    </style:style>
    <style:style style:name="T181" style:family="text">
      <style:text-properties style:text-line-through-style="none" style:text-line-through-type="none" style:text-underline-style="none" officeooo:rsid="105c8aaa" style:font-size-asian="12pt" style:font-size-complex="12pt"/>
    </style:style>
    <style:style style:name="T182" style:family="text">
      <style:text-properties style:text-line-through-style="none" style:text-line-through-type="none" style:font-name="Liberation Sans" fo:font-size="12pt" style:text-underline-style="none" officeooo:rsid="1046c72c" style:font-size-asian="12pt" style:font-size-complex="12pt"/>
    </style:style>
    <style:style style:name="T183" style:family="text">
      <style:text-properties style:text-line-through-style="none" style:text-line-through-type="none" style:font-name="Liberation Sans" fo:font-size="12pt" style:text-underline-style="none" officeooo:rsid="1072ae56" style:font-size-asian="12pt" style:font-size-complex="12pt"/>
    </style:style>
    <style:style style:name="T184" style:family="text">
      <style:text-properties style:text-line-through-style="none" style:text-line-through-type="none" style:text-underline-style="none" officeooo:rsid="1072ae56" style:font-size-asian="12pt" style:font-size-complex="12pt"/>
    </style:style>
    <style:style style:name="T185" style:family="text">
      <style:text-properties style:text-line-through-style="none" style:text-line-through-type="none" style:font-name="Liberation Sans" fo:font-size="12pt" style:text-underline-style="none" fo:font-weight="bold" officeooo:rsid="105c8aaa" style:font-size-asian="12pt" style:font-weight-asian="bold" style:font-size-complex="12pt" style:font-weight-complex="bold"/>
    </style:style>
    <style:style style:name="T186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87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88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89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190" style:family="text">
      <style:text-properties style:font-name="Liberation Sans" fo:font-size="12pt" style:text-underline-style="none" officeooo:rsid="00bddfbe" style:font-size-asian="12pt" style:font-size-complex="12pt"/>
    </style:style>
    <style:style style:name="T191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92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193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94" style:family="text">
      <style:text-properties officeooo:rsid="105c8aaa"/>
    </style:style>
    <style:style style:name="T195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officeooo:rsid="1044eaf6" style:font-size-asian="12pt" style:language-asian="nl" style:country-asian="NL" style:font-style-asian="normal" style:font-name-complex="Bitstream Vera Sans" style:font-size-complex="12pt" style:font-style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44eaf6" style:font-size-asian="12pt" style:language-asian="nl" style:country-asian="NL" style:font-style-asian="normal" style:font-name-complex="Bitstream Vera Sans" style:font-size-complex="12pt" style:font-style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fo:language="nl" fo:country="NL" style:text-underline-style="none" officeooo:rsid="10ae1a51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1044eaf6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202" style:family="text">
      <style:text-properties style:font-name="Liberation Sans" fo:font-size="12pt" fo:language="nl" fo:country="NL" style:text-underline-style="none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6a60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930c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style:text-line-through-style="none" style:text-line-through-type="none" style:font-name="Liberation Sans" fo:font-size="12pt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209" style:family="text">
      <style:text-properties style:text-line-through-style="none" style:text-line-through-type="none" style:font-name="Liberation Sans" fo:font-size="12pt" style:text-underline-style="none" fo:font-weight="bold" officeooo:rsid="108ab649" fo:background-color="transparent" loext:char-shading-value="0" style:font-size-asian="12pt" style:font-weight-asian="bold" style:font-size-complex="12pt" style:font-weight-complex="bold"/>
    </style:style>
    <style:style style:name="T210" style:family="text">
      <style:text-properties officeooo:rsid="1083fa7a"/>
    </style:style>
    <style:style style:name="T211" style:family="text">
      <style:text-properties officeooo:rsid="107e8e04"/>
    </style:style>
    <style:style style:name="T2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fo:language="nl" fo:country="NL" style:text-underline-style="none" officeooo:rsid="0f0ca65a" fo:background-color="transparent" loext:char-shading-value="0" style:font-family-asian="'DejaVu Sans'" style:font-family-generic-asian="swiss" style:font-pitch-asian="variable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16" style:family="text">
      <style:text-properties fo:language="nl" fo:country="NL" style:text-underline-style="none" officeooo:rsid="10b2aa94" fo:background-color="transparent" loext:char-shading-value="0" style:font-family-asian="'DejaVu Sans'" style:font-family-generic-asian="swiss" style:font-pitch-asian="variable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17" style:family="text">
      <style:text-properties style:font-name="Liberation Sans" fo:font-size="12pt" officeooo:rsid="0d1ec96e" style:font-size-asian="12pt" style:font-size-complex="12pt"/>
    </style:style>
    <style:style style:name="T2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12b82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fo:language="en" fo:country="GB" fo:font-style="normal" fo:font-weight="normal" officeooo:rsid="108f7f7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6" style:family="text">
      <style:text-properties style:font-name="Liberation Sans" fo:font-size="12pt"/>
    </style:style>
    <style:style style:name="T227" style:family="text">
      <style:text-properties fo:language="nl" fo:country="NL" style:text-underline-style="none" officeooo:rsid="0f0ca65a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8" style:family="text">
      <style:text-properties fo:language="nl" fo:country="NL" style:text-underline-style="none" officeooo:rsid="10b31fb9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0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1" style:family="text">
      <style:text-properties fo:color="#000000" loext:opacity="100%" style:text-line-through-style="none" style:text-line-through-type="none" style:font-name="Liberation Sans2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2" style:family="text">
      <style:text-properties fo:font-size="10pt" fo:language="nl" fo:country="NL" style:text-underline-style="none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3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family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35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9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0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1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2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3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44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45" style:family="text">
      <style:text-properties fo:color="#000000" loext:opacity="100%" fo:language="nl" fo:country="NL" fo:font-weight="normal" officeooo:rsid="104d50c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46" style:family="text">
      <style:text-properties fo:color="#000000" loext:opacity="100%" fo:language="nl" fo:country="NL" fo:font-weight="normal" officeooo:rsid="107cb316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47" style:family="text">
      <style:text-properties fo:color="#000000" loext:opacity="100%" style:text-line-through-style="none" style:text-line-through-type="none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3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C059" style:font-style-name="Roman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1" form:id="control11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server.odt/content.xml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</text:user-field-decls>
      <text:p text:style-name="P1"><text:span text:style-name="T1">C</text:span><text:span text:style-name="T2">hecklist voor </text:span><text:span text:style-name="T3">de installatie</text:span><text:span text:style-name="T2"> van </text:span><text:span text:style-name="T4"><text:user-field-get text:name="Distro">Rocky Linux</text:user-field-get></text:span><text:span text:style-name="T5"><text:s/></text:span><text:span text:style-name="T6">GNOME </text:span><text:span text:style-name="T7">Desktop/</text:span><text:span text:style-name="T8">Workstation</text:span><text:span text:style-name="T9">.</text:span></text:p>
      <text:p text:style-name="P2"/>
      <text:p text:style-name="P3"/>
      <text:p text:style-name="P4">Vul het tekstvak achter &lt;...&gt; in</text:p>
      <text:p text:style-name="P5"><text:span text:style-name="T10">&lt;</text:span><text:span text:style-name="T11">g</text:span><text:span text:style-name="T12">ebruiker</text:span><text:span text:style-name="T10">&gt;</text:span><text:span text:style-name="T13"><text:tab/><text:tab/></text:span><text:span text:style-name="T14"> <text:tab/><text:tab/></text:span><text:span text:style-name="T15"><draw:control text:anchor-type="as-char" svg:y="-0.4cm" draw:z-index="9" draw:name="Gebruiker 2" draw:style-name="gr1" draw:text-style-name="P6" svg:width="6.002cm" svg:height="0.5cm" draw:control="control8"><svg:title>Gebruiker</svg:title><svg:desc>Volledige naam, bijv. Jan Stek</svg:desc></draw:control></text:span><text:span text:style-name="T15"><text:tab/></text:span><text:span text:style-name="T16">b</text:span><text:span text:style-name="T17">ijv.</text:span><text:span text:style-name="T18"> </text:span><text:span text:style-name="T19">Karel Zimmer</text:span></text:p>
      <text:p text:style-name="P7"><text:span text:style-name="T20">&lt;</text:span><text:span text:style-name="T21">g</text:span><text:span text:style-name="T22">ebruikersnaam</text:span><text:span text:style-name="T20">&gt;</text:span><text:span text:style-name="T22"><text:tab/></text:span><text:span text:style-name="T23"><draw:control text:anchor-type="as-char" svg:y="-0.4cm" draw:z-index="10" draw:name="Gberuikersnaam 3" draw:style-name="gr1" draw:text-style-name="P6" svg:width="6.002cm" svg:height="0.5cm" draw:control="control9"><svg:title>Gebruikersnaam</svg:title><svg:desc>Korte naam, bijv. jan</svg:desc></draw:control></text:span><text:span text:style-name="T23"><text:tab/></text:span><text:span text:style-name="T24">b</text:span><text:span text:style-name="T25">ijv.</text:span><text:span text:style-name="T26"> </text:span><text:span text:style-name="T27">karel</text:span></text:p>
      <text:p text:style-name="P8"><text:span text:style-name="T20">&lt;</text:span><text:span text:style-name="T28">c</text:span><text:span text:style-name="T29">omputernaam</text:span><text:span text:style-name="T20">&gt;</text:span><text:span text:style-name="T30"><text:tab/><text:tab/></text:span><text:span text:style-name="T22"><draw:control text:anchor-type="as-char" svg:y="-0.4cm" draw:z-index="11" draw:name="Computernaam 1" draw:style-name="gr1" draw:text-style-name="P6" svg:width="6.002cm" svg:height="0.5cm" draw:control="control10"><svg:title>Computernaam</svg:title><svg:desc>Unieke naam van de computer</svg:desc></draw:control></text:span><text:span text:style-name="T22"><text:tab/></text:span><text:span text:style-name="T31">b</text:span><text:span text:style-name="T32">ijv.</text:span><text:span text:style-name="T33"> </text:span><text:span text:style-name="T34">pc0</text:span><text:span text:style-name="T35">1</text:span></text:p>
      <text:p text:style-name="P8"><text:span text:style-name="T10">&lt;</text:span><text:span text:style-name="T36">g</text:span><text:span text:style-name="T37">ebruiker</text:span><text:span text:style-name="T10">&gt;</text:span><text:span text:style-name="T38"><text:tab/></text:span><text:span text:style-name="T39"><text:tab/></text:span><text:span text:style-name="T14"> <text:tab/><text:tab/></text:span><text:span text:style-name="T15"><draw:control text:anchor-type="as-char" svg:y="-0.4cm" draw:z-index="12" draw:name="Gebruiker 3" draw:style-name="gr1" draw:text-style-name="P6" svg:width="6.002cm" svg:height="0.5cm" draw:control="control11"><svg:title>Gebruiker</svg:title><svg:desc>Volledige naam, bijv. Jan Stek</svg:desc></draw:control></text:span><text:span text:style-name="T15"><text:tab/></text:span><text:span text:style-name="T16">e</text:span><text:span text:style-name="T40">vt.</text:span><text:span text:style-name="T41"> extra gebruikers</text:span></text:p>
      <text:p text:style-name="P9"><text:span text:style-name="T10">&lt;</text:span><text:span text:style-name="T36">g</text:span><text:span text:style-name="T37">ebruikersnaam</text:span><text:span text:style-name="T10">&gt;</text:span><text:span text:style-name="T38"><text:tab/></text:span><text:span text:style-name="T23"><draw:control text:anchor-type="as-char" svg:y="-0.4cm" draw:z-index="13" draw:name="Gberuikersnaam 4" draw:style-name="gr1" draw:text-style-name="P6" svg:width="6.002cm" svg:height="0.5cm" draw:control="control12"><svg:title>Gebruikersnaam</svg:title><svg:desc>Korte naam, bijv. jan</svg:desc></draw:control></text:span><text:span text:style-name="T23"><text:tab/></text:span><text:span text:style-name="T24">e</text:span><text:span text:style-name="T42">vt.</text:span><text:span text:style-name="T43"> extra gebruikers</text:span></text:p>
      <text:p text:style-name="P10"><text:span text:style-name="T44">v</text:span>ervang &lt;...&gt; in deze checklist door de waarde in het tekstvak.</text:p>
      <text:p text:style-name="P11"/>
      <text:p text:style-name="P11"/>
      <text:p text:style-name="P12"><text:span text:style-name="Strong_20_Emphasis"><text:span text:style-name="T45">Nog niet op Linux?</text:span></text:span><text:span text:style-name="T46"><text:tab/></text:span><text:span text:style-name="T47">G</text:span><text:span text:style-name="T48">ebruik </text:span><text:span text:style-name="Strong_20_Emphasis"><text:span text:style-name="T49">Checklist </text:span></text:span><text:span text:style-name="Strong_20_Emphasis"><text:span text:style-name="T50">overzetten</text:span></text:span><text:span text:style-name="T48"> op </text:span><text:a xlink:type="simple" xlink:href="https://karelzimer.nl/nl" text:style-name="Internet_20_link" text:visited-style-name="Visited_20_Internet_20_Link"><text:span text:style-name="Internet_20_link"><text:span text:style-name="T51">karelzimmer.nl/nl</text:span></text:span></text:a><text:span text:style-name="T52">.</text:span></text:p>
      <text:p text:style-name="P13"><text:span text:style-name="Strong_20_Emphasis"><text:span text:style-name="T53">Nieuwe installatie?</text:span></text:span><text:span text:style-name="T54"><text:tab/></text:span><text:span text:style-name="T55">B</text:span><text:span text:style-name="T54">egin bij hoofdstuk </text:span><text:span text:style-name="Strong_20_Emphasis"><text:span text:style-name="T53"><text:bookmark-ref text:reference-format="page" text:ref-name="__RefNumPara__4009_1271708128">2</text:bookmark-ref></text:span></text:span><text:span text:style-name="Strong_20_Emphasis"><text:span text:style-name="T53"><text:s text:c="2"/></text:span></text:span><text:span text:style-name="Strong_20_Emphasis"><text:span text:style-name="T56"><text:bookmark-ref text:reference-format="text" text:ref-name="__RefNumPara__4009_1271708128">Installatie uitvoeren</text:bookmark-ref></text:span></text:span><text:span text:style-name="T57">.</text:span></text:p>
      <text:p text:style-name="P14"/>
      <text:p text:style-name="P14"/>
      <text:list text:style-name="L1">
        <text:list-item>
          <text:p text:style-name="P15"><text:bookmark-start text:name="__RefNumPara__4083_1271708128"/><text:span text:style-name="Strong_20_Emphasis">Installatie voorbereiden</text:span><text:bookmark-end text:name="__RefNumPara__4083_1271708128"/></text:p>
        </text:list-item>
      </text:list>
      <text:p text:style-name="P16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><text:span text:style-name="Strong_20_Emphasis"><text:span text:style-name="T58"><draw:control text:anchor-type="as-char" draw:z-index="4" draw:name="Vorm3_0" draw:style-name="gr2" draw:text-style-name="P18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17"><text:span text:style-name="Strong_20_Emphasis"><text:span text:style-name="T58"><draw:control text:anchor-type="as-char" draw:z-index="5" draw:name="Vorm3_ 2" draw:style-name="gr2" draw:text-style-name="P18" svg:width="0.35cm" svg:height="0.35cm" draw:control="control4"/></text:span></text:span></text:p>
          </table:table-cell>
          <table:table-cell table:style-name="_31_._5f_Installatie_5f_voorbereiden.D1" office:value-type="string">
            <text:p text:style-name="P19"><text:span text:style-name="T59">Aanmelden als </text:span><text:span text:style-name="T60">&lt;</text:span><text:span text:style-name="T61">g</text:span><text:span text:style-name="T62">ebruiker</text:span><text:span text:style-name="T60">&gt;</text:span><text:span text:style-name="T63"><text:note text:id="ftn1" text:note-class="footnote"><text:note-citation>1</text:note-citation><text:note-body><text:p text:style-name="P20"><text:span text:style-name="T64">E</text:span><text:span text:style-name="T65">v</text:span><text:span text:style-name="T66">en</text:span><text:span text:style-name="T67">t</text:span><text:span text:style-name="T68">uele </text:span><text:span text:style-name="T69">extra </text:span><text:span text:style-name="T70">gebruiker</text:span><text:span text:style-name="T71">s</text:span><text:span text:style-name="T69"> aanmelden </text:span><text:span text:style-name="T72">en dezelfde stappen uitvoeren</text:span><text:span text:style-name="T73">.</text:span></text:p></text:note-body></text:note></text:span><text:span text:style-name="T74">.</text:span></text:p>
          </table:table-cell>
        </table:table-row>
        <table:table-row>
          <table:table-cell table:style-name="_31_._5f_Installatie_5f_voorbereiden.A1" office:value-type="string">
            <text:p text:style-name="P21"/>
          </table:table-cell>
          <table:table-cell table:style-name="_31_._5f_Installatie_5f_voorbereiden.A1" office:value-type="string">
            <text:p text:style-name="P21"/>
          </table:table-cell>
          <table:table-cell table:style-name="_31_._5f_Installatie_5f_voorbereiden.A1" office:value-type="string">
            <text:p text:style-name="P21"/>
          </table:table-cell>
          <table:table-cell table:style-name="_31_._5f_Installatie_5f_voorbereiden.D2" office:value-type="string">
            <text:p text:style-name="P22"/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4"><text:span text:style-name="Strong_20_Emphasis"><text:span text:style-name="T75"><draw:control text:anchor-type="as-char" draw:z-index="14" draw:name="Vorm4" draw:style-name="gr2" draw:text-style-name="P18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D3" office:value-type="string">
            <text:p text:style-name="P25"><text:span text:style-name="T76">T</text:span><text:span text:style-name="T77">yp </text:span><text:span text:style-name="User_20_Entry"><text:span text:style-name="T78">term</text:span></text:span><text:span text:style-name="T79"> </text:span><text:span text:style-name="T76">op het activiteitenoverzicht</text:span><text:span text:style-name="T80"><text:note text:id="ftn2" text:note-class="footnote"><text:note-citation>2</text:note-citation><text:note-body><text:p text:style-name="P26"><text:span text:style-name="T81">Druk op de Super (Windows/command/vergrootglas) toets of klik in de linkerbovenhoek.</text:span><text:span text:style-name="T81"/></text:p></text:note-body></text:note></text:span><text:span text:style-name="T76"> </text:span><text:span text:style-name="T82">e</text:span><text:span text:style-name="T83">n </text:span><text:span text:style-name="T84">k</text:span><text:span text:style-name="T83">lik op het </text:span><text:span text:style-name="Strong_20_Emphasis"><text:span text:style-name="T85">Terminalvenster</text:span></text:span><text:span text:style-name="Strong_20_Emphasis"><text:span text:style-name="T86">-</text:span></text:span><text:span text:style-name="Strong_20_Emphasis"><text:span text:style-name="T83">pictogram</text:span></text:span><text:span text:style-name="Strong_20_Emphasis"><text:span text:style-name="T87">.</text:span></text:span><text:span text:style-name="Strong_20_Emphasis"><text:span text:style-name="T88"> 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><text:span text:style-name="Strong_20_Emphasis"><text:span text:style-name="T89"/></text:span></text:p>
          </table:table-cell>
          <table:table-cell table:style-name="_31_._5f_Installatie_5f_voorbereiden.A1" office:value-type="string">
            <text:p text:style-name="P27"><text:span text:style-name="Strong_20_Emphasis"><text:span text:style-name="T89"/></text:span></text:p>
          </table:table-cell>
          <table:table-cell table:style-name="_31_._5f_Installatie_5f_voorbereiden.D4" office:value-type="string">
            <text:p text:style-name="P28"><text:span text:style-name="T90">Typ</text:span><text:span text:style-name="T88"> de </text:span><text:span text:style-name="T91">volgende d</text:span><text:span text:style-name="T92">ri</text:span><text:span text:style-name="T93">e </text:span><text:span text:style-name="T88">opdrachten, ieder gevolgd door de </text:span><text:span text:style-name="T94">Enter</text:span><text:span text:style-name="T83">-toets: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5" office:value-type="string">
            <text:p text:style-name="P29"><text:span text:style-name="User_20_Entry">sudo dnf install wget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5" office:value-type="string">
            <text:p text:style-name="P30"><text:span text:style-name="User_20_Entry"><text:span text:style-name="T95">wget karelzimmer.nl/</text:span></text:span><text:span text:style-name="User_20_Entry"><text:span text:style-name="T96">getkz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7" office:value-type="string">
            <text:p text:style-name="P30"><text:span text:style-name="User_20_Entry"><text:span text:style-name="T95">bash </text:span></text:span><text:span text:style-name="User_20_Entry"><text:span text:style-name="T96">get</text:span></text:span><text:span text:style-name="User_20_Entry"><text:span text:style-name="T97">kz</text:span></text:span></text:p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D8" office:value-type="string">
            <text:p text:style-name="P32"><text:span text:style-name="T90">V</text:span><text:span text:style-name="T98">olg </text:span><text:span text:style-name="T99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D9" office:value-type="string">
            <text:p text:style-name="P33"/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4"><text:span text:style-name="Strong_20_Emphasis"><text:span text:style-name="T75"><draw:control text:anchor-type="as-char" draw:z-index="15" draw:name="Vorm 3" draw:style-name="gr2" draw:text-style-name="P18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24"><text:span text:style-name="Strong_20_Emphasis"><text:span text:style-name="T75"><draw:control text:anchor-type="as-char" draw:z-index="16" draw:name="Vorm 4" draw:style-name="gr2" draw:text-style-name="P18" svg:width="0.35cm" svg:height="0.35cm" draw:control="control15"/></text:span></text:span></text:p>
          </table:table-cell>
          <table:table-cell table:style-name="_31_._5f_Installatie_5f_voorbereiden.D10" office:value-type="string">
            <text:p text:style-name="P34"><text:span text:style-name="T76">T</text:span><text:span text:style-name="T77">yp </text:span><text:span text:style-name="User_20_Entry"><text:span text:style-name="T100">menu</text:span></text:span><text:span text:style-name="T79"> </text:span><text:span text:style-name="T76">op het activiteitenoverzicht</text:span><text:span text:style-name="T101">2</text:span><text:span text:style-name="T76"> </text:span><text:span text:style-name="T82">e</text:span><text:span text:style-name="T83">n </text:span><text:span text:style-name="T84">k</text:span><text:span text:style-name="T83">lik op het </text:span><text:span text:style-name="Strong_20_Emphasis"><text:span text:style-name="T102">KZ </text:span></text:span><text:span text:style-name="Strong_20_Emphasis"><text:span text:style-name="T103">Installatiemenu</text:span></text:span><text:span text:style-name="Strong_20_Emphasis"><text:span text:style-name="T86">-</text:span></text:span></text:p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D10" office:value-type="string">
            <text:p text:style-name="P35"><text:span text:style-name="Strong_20_Emphasis"><text:span text:style-name="T83">pictogram.</text:span></text:span></text:p>
          </table:table-cell>
        </table:table-row>
        <table:table-row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><text:span text:style-name="Strong_20_Emphasis"><text:span text:style-name="T89"/></text:span></text:p>
          </table:table-cell>
          <table:table-cell table:style-name="_31_._5f_Installatie_5f_voorbereiden.A1" office:value-type="string">
            <text:p text:style-name="P36"><text:span text:style-name="Strong_20_Emphasis"><text:span text:style-name="T89"/></text:span></text:p>
          </table:table-cell>
          <table:table-cell table:style-name="_31_._5f_Installatie_5f_voorbereiden.D12" office:value-type="string">
            <text:p text:style-name="P37"><text:span text:style-name="T104">Selecteer</text:span><text:span text:style-name="T99"> </text:span><text:span text:style-name="Strong_20_Emphasis"><text:span text:style-name="T105">1</text:span></text:span><text:span text:style-name="T106"> </text:span><text:span text:style-name="T107">Installatie voorbereiden</text:span><text:span text:style-name="T108">.</text:span></text:p>
          </table:table-cell>
        </table:table-row>
        <table:table-row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/>
          </table:table-cell>
          <table:table-cell table:style-name="_31_._5f_Installatie_5f_voorbereiden.D13" office:value-type="string">
            <text:p text:style-name="P38"><text:span text:style-name="T90">V</text:span><text:span text:style-name="T98">olg </text:span><text:span text:style-name="T99">de aanwijzingen op het scherm.</text:span></text:p>
          </table:table-cell>
        </table:table-row>
      </table:table>
      <text:p text:style-name="P39"/>
      <text:list text:continue-numbering="true" text:style-name="L1">
        <text:list-item>
          <text:p text:style-name="P40"><text:bookmark-start text:name="__RefNumPara__4009_1271708128"/><text:span text:style-name="Strong_20_Emphasis"><text:span text:style-name="T109">Installatie uitvoeren</text:span></text:span><text:bookmark-end text:name="__RefNumPara__4009_1271708128"/></text:p>
        </text:list-item>
      </text:list>
      <text:p text:style-name="Standard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draw:control text:anchor-type="as-char" draw:z-index="23" draw:name="Vorm 15" draw:style-name="gr2" draw:text-style-name="P18" svg:width="0.35cm" svg:height="0.35cm" draw:control="control22"/></text:p>
          </table:table-cell>
          <table:table-cell table:style-name="_32_._5f_Installatie_5f_uitvoeren.C1" office:value-type="string">
            <text:p text:style-name="Standard"><text:span text:style-name="T110">Start de computer op vanaf</text:span><text:span text:style-name="T110"><text:note text:id="ftn3" text:note-class="footnote"><text:note-citation>1</text:note-citation><text:note-body><text:p text:style-name="P41"><text:span text:style-name="T111">B</text:span><text:span text:style-name="T112">ootmenu/</text:span><text:span text:style-name="T111">S</text:span><text:span text:style-name="T112">etup</text:span><text:span text:style-name="T113"> via </text:span><text:span text:style-name="T114">é</text:span><text:span text:style-name="T115">é</text:span><text:span text:style-name="T111">n van de </text:span><text:span text:style-name="T116">v</text:span><text:span text:style-name="T117">eelgebruikte toetsen: </text:span><text:span text:style-name="T118">Esc</text:span><text:span text:style-name="T119">, </text:span><text:span text:style-name="T118">Delete</text:span><text:span text:style-name="T119">, </text:span><text:span text:style-name="T118">F1</text:span><text:span text:style-name="T119">, </text:span><text:span text:style-name="T118">F2</text:span><text:span text:style-name="T119">, </text:span><text:span text:style-name="T118">F9</text:span><text:span text:style-name="T119">, </text:span><text:span text:style-name="T118">F10</text:span><text:span text:style-name="T119">, </text:span><text:span text:style-name="T118">F11</text:span><text:span text:style-name="T119">, of </text:span><text:span text:style-name="T118">F12</text:span></text:p></text:note-body></text:note></text:span><text:span text:style-name="T110"> </text:span><text:span text:style-name="T120">een </text:span><text:span text:style-name="T121"><text:user-field-get text:name="Distro">Rocky Linux</text:user-field-get></text:span><text:span text:style-name="T122"><text:s/></text:span><text:span text:style-name="T123">GNOME </text:span><text:span text:style-name="T124">Desktop/</text:span><text:span text:style-name="T125">Workstation</text:span><text:span text:style-name="T126"> </text:span><text:span text:style-name="T127">L</text:span><text:span text:style-name="T128">ive</text:span><text:span text:style-name="T128"><text:note text:id="ftn4" text:note-class="footnote"><text:note-citation>2</text:note-citation><text:note-body><text:p text:style-name="P42"><text:span text:style-name="T129">Vanaf ee</text:span>n <text:span text:style-name="T130">L</text:span>ive <text:span text:style-name="T131">USB</text:span><text:span text:style-name="T132">-stick</text:span><text:span text:style-name="T133"> </text:span>kunt <text:span text:style-name="T129">u opstarten en</text:span> <text:span text:style-name="T134">met </text:span><text:span text:style-name="T135"><text:user-field-get text:name="Distro">Rocky Linux</text:user-field-get></text:span><text:span text:style-name="T135"><text:s/></text:span>werken zonder enige bestanden op de harde schijf te wijzigen en maakt ook installatie van <text:span text:style-name="T135"><text:user-field-get text:name="Distro">Rocky Linux</text:user-field-get></text:span><text:span text:style-name="T135"><text:s/></text:span>mogelijk.</text:p></text:note-body></text:note></text:span><text:span text:style-name="T128"> 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P43"><text:span text:style-name="T136">USB</text:span><text:span text:style-name="T137">-stick</text:span><text:span text:style-name="T137"><text:note text:id="ftn5" text:note-class="footnote"><text:note-citation>3</text:note-citation><text:note-body><text:p text:style-name="P44"><text:span text:style-name="Strong_20_Emphasis"><text:span text:style-name="T138">G</text:span></text:span><text:span text:style-name="T138">a naar </text:span><text:a xlink:type="simple" xlink:href="https://rockylinux.org/" text:style-name="Internet_20_link" text:visited-style-name="Visited_20_Internet_20_Link"><text:span text:style-name="T139">rockylinux.org</text:span></text:a><text:span text:style-name="T140"> </text:span><text:span text:style-name="T141">en download </text:span><text:span text:style-name="T142">bijv. </text:span><text:span text:style-name="T143">een </text:span><text:span text:style-name="terk_20_accent_20_voetnoot"><text:span text:style-name="T144">Rocky Linux </text:span></text:span><text:span text:style-name="terk_20_accent_20_voetnoot"><text:span text:style-name="T145">Desktop/Workstation Live </text:span></text:span><text:span text:style-name="terk_20_accent_20_voetnoot"><text:span text:style-name="T146">Image </text:span></text:span><text:span text:style-name="terk_20_accent_20_voetnoot"><text:span text:style-name="T144">GNOME</text:span></text:span><text:span text:style-name="T147">.</text:span><text:span text:style-name="Strong_20_Emphasis"><text:span text:style-name="T148"><text:line-break/></text:span></text:span><text:span text:style-name="Strong_20_Emphasis"><text:span text:style-name="T149">O</text:span></text:span><text:span text:style-name="Strong_20_Emphasis"><text:span text:style-name="T150">p </text:span></text:span><text:a xlink:type="simple" xlink:href="https://karelzimmer.nl/" text:style-name="Internet_20_link" text:visited-style-name="Visited_20_Internet_20_Link"><text:span text:style-name="Strong_20_Emphasis"><text:span text:style-name="T151">karelzimmer.nl</text:span></text:span></text:a><text:span text:style-name="Strong_20_Emphasis"><text:span text:style-name="T150">, </text:span></text:span><text:span text:style-name="Strong_20_Emphasis"><text:span text:style-name="T149">onder </text:span></text:span><text:span text:style-name="Strong_20_Emphasis"><text:span text:style-name="T152">Linux!</text:span></text:span><text:span text:style-name="Strong_20_Emphasis"><text:span text:style-name="T149">, </text:span></text:span><text:span text:style-name="Strong_20_Emphasis"><text:span text:style-name="T153">boven</text:span></text:span><text:span text:style-name="Strong_20_Emphasis"><text:span text:style-name="T154">aan de</text:span></text:span><text:span text:style-name="Strong_20_Emphasis"><text:span text:style-name="T153"> </text:span></text:span><text:span text:style-name="Strong_20_Emphasis"><text:span text:style-name="T152">Linux info</text:span></text:span><text:span text:style-name="Strong_20_Emphasis"><text:span text:style-name="T149">, vindt u instructies voor het maken van een opstartbare USB-stick.</text:span></text:span></text:p></text:note-body></text:note></text:span><text:span text:style-name="T155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><text:span text:style-name="T104">Selecteer</text:span><text:span text:style-name="T156"> </text:span><text:span text:style-name="Strong_20_Emphasis"><text:span text:style-name="T157">Start</text:span></text:span><text:span text:style-name="Strong_20_Emphasis"><text:span text:style-name="T158"> </text:span></text:span><text:span text:style-name="Strong_20_Emphasis"><text:span text:style-name="T159"><text:user-field-get text:name="Distro">Rocky Linux</text:user-field-get></text:span></text:span><text:span text:style-name="Strong_20_Emphasis"><text:span text:style-name="T159"><text:s/></text:span></text:span><text:span text:style-name="Strong_20_Emphasis"><text:span text:style-name="T160">Workstation</text:span></text:span><text:span text:style-name="T161"> </text:span><text:span text:style-name="T162">en druk op de </text:span><text:span text:style-name="T163">Enter</text:span><text:span text:style-name="T83">-toets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8" draw:name="Vorm 1" draw:style-name="gr2" draw:text-style-name="P18" svg:width="0.35cm" svg:height="0.35cm" draw:control="control27"/></text:span></text:p>
          </table:table-cell>
          <table:table-cell table:style-name="_32_._5f_Installatie_5f_uitvoeren.C1" office:value-type="string">
            <text:p text:style-name="Standard"><text:span text:style-name="T164">Klik op </text:span><text:span text:style-name="Strong_20_Emphasis"><text:span text:style-name="T165">Install </text:span></text:span><text:span text:style-name="Strong_20_Emphasis"><text:span text:style-name="T166">Rocky Linux</text:span></text:span><text:span text:style-name="T16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><text:span text:style-name="Emphasis">Volg de installatieschermen en vul deze in.</text:span><text:span text:style-name="T167"/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30" draw:name="Vorm 16" draw:style-name="gr2" draw:text-style-name="P18" svg:width="0.35cm" svg:height="0.35cm" draw:control="control29"/></text:span></text:p>
          </table:table-cell>
          <table:table-cell table:style-name="_32_._5f_Installatie_5f_uitvoeren.C1" office:value-type="string">
            <text:p text:style-name="Standard"><text:span text:style-name="T168">Maak verbinding met het </text:span><text:span text:style-name="T169">netwerk</text:span><text:span text:style-name="T168">; essentieel voor taalinstelling en softwareselectie</text:span><text:span text:style-name="T8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5" draw:name="Vorm 13" draw:style-name="gr2" draw:text-style-name="P18" svg:width="0.35cm" svg:height="0.35cm" draw:control="control24"/></text:span></text:p>
          </table:table-cell>
          <table:table-cell table:style-name="_32_._5f_Installatie_5f_uitvoeren.C1" office:value-type="string">
            <text:p text:style-name="Standard"><text:span text:style-name="T170">Bij</text:span><text:span text:style-name="T171"> </text:span><text:span text:style-name="Strong_20_Emphasis"><text:span text:style-name="T172">WELCOME </text:span></text:span><text:span text:style-name="Strong_20_Emphasis"><text:span text:style-name="T173">BIJ</text:span></text:span><text:span text:style-name="Strong_20_Emphasis"><text:span text:style-name="T172"> ROCKY LINUX</text:span></text:span><text:span text:style-name="T172"> select</text:span><text:span text:style-name="T170">eer</text:span><text:span text:style-name="T174"> </text:span><text:span text:style-name="Strong_20_Emphasis"><text:span text:style-name="T175">Nederlands</text:span></text:span><text:span text:style-name="T174"> en klik</text:span><text:span text:style-name="T176"> </text:span><text:span text:style-name="T174">op</text:span><text:span text:style-name="T177"> </text:span><text:span text:style-name="Strong_20_Emphasis"><text:span text:style-name="T178">Doorgaan</text:span></text:span><text:span text:style-name="T17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2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1" draw:name="Vorm 2" draw:style-name="gr2" draw:text-style-name="P18" svg:width="0.35cm" svg:height="0.35cm" draw:control="control20"/></text:span></text:p>
          </table:table-cell>
          <table:table-cell table:style-name="_32_._5f_Installatie_5f_uitvoeren.C12" office:value-type="string">
            <text:p text:style-name="Standard"><text:span text:style-name="T179">O</text:span><text:span text:style-name="T180">nder </text:span><text:span text:style-name="Strong_20_Emphasis"><text:span text:style-name="T181">SYSTEEM</text:span></text:span><text:span text:style-name="T180"> </text:span><text:span text:style-name="T179">klik </text:span><text:span text:style-name="T180">op </text:span><text:span text:style-name="Strong_20_Emphasis"><text:span text:style-name="T181">Installatiebestemming</text:span></text:span><text:span text:style-name="T182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2" office:value-type="string">
            <text:p text:style-name="Standard"><text:span text:style-name="T180">Controleer </text:span><text:span text:style-name="T183">de </text:span><text:span text:style-name="Strong_20_Emphasis"><text:span text:style-name="T184">Apparaatselectie</text:span></text:span><text:span text:style-name="T180"> en klik op </text:span><text:span text:style-name="Strong_20_Emphasis"><text:span text:style-name="T181">Klaar</text:span></text:span><text:span text:style-name="T180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2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2" draw:name="Vorm 12" draw:style-name="gr2" draw:text-style-name="P18" svg:width="0.35cm" svg:height="0.35cm" draw:control="control21"/></text:span></text:p>
          </table:table-cell>
          <table:table-cell table:style-name="_32_._5f_Installatie_5f_uitvoeren.C12" office:value-type="string">
            <text:p text:style-name="Standard"><text:span text:style-name="T179">O</text:span><text:span text:style-name="T180">nder </text:span><text:span text:style-name="T185">SYSTEEM</text:span><text:span text:style-name="T180"> </text:span><text:span text:style-name="T179">klik </text:span><text:span text:style-name="T180">op </text:span><text:span text:style-name="T185">Netwerk &amp; hostnaam</text:span><text:span text:style-name="T182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7" office:value-type="string">
            <text:p text:style-name="Standard"><text:span text:style-name="T186">V</text:span><text:span text:style-name="T187">ul </text:span><text:span text:style-name="T188">in </text:span><text:span text:style-name="Strong_20_Emphasis"><text:span text:style-name="T189">Hostnaam</text:span></text:span><text:span text:style-name="T190"> &lt;computernaam&gt;</text:span><text:span text:style-name="T191"> </text:span><text:span text:style-name="T189">en klik op </text:span><text:span text:style-name="Strong_20_Emphasis"><text:span text:style-name="T192">Toepassen</text:span></text:span><text:span text:style-name="T189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7" office:value-type="string">
            <text:p text:style-name="Standard"><text:span text:style-name="T189">K</text:span><text:span text:style-name="T180">lik op </text:span><text:span text:style-name="T185">Klaar</text:span><text:span text:style-name="T182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9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7" draw:name="Vorm 10" draw:style-name="gr2" draw:text-style-name="P18" svg:width="0.35cm" svg:height="0.35cm" draw:control="control26"/></text:span></text:p>
          </table:table-cell>
          <table:table-cell table:style-name="_32_._5f_Installatie_5f_uitvoeren.C19" office:value-type="string">
            <text:p text:style-name="Standard"><text:span text:style-name="T179">O</text:span><text:span text:style-name="T180">nder</text:span><text:span text:style-name="T193"> </text:span><text:span text:style-name="Strong_20_Emphasis"><text:span text:style-name="T180">GEBRUIKERSINSTELLINGEN</text:span></text:span><text:span text:style-name="T180"> </text:span><text:span text:style-name="T179">klik </text:span><text:span text:style-name="T180">op </text:span><text:span text:style-name="T185">Gebruiker aanmaken</text:span><text:span text:style-name="T180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9" office:value-type="string">
            <text:p text:style-name="Standard"><text:span text:style-name="T194">Vul in </text:span><text:span text:style-name="Strong_20_Emphasis"><text:span text:style-name="Strong_20_Emphasis"><text:span text:style-name="T195">Volledige n</text:span></text:span></text:span><text:span text:style-name="Strong_20_Emphasis"><text:span text:style-name="T196">aam</text:span></text:span><text:span text:style-name="T197"> </text:span><text:span text:style-name="T10">&lt;</text:span><text:span text:style-name="T198">gebruiker</text:span><text:span text:style-name="T10">&gt;</text:span><text:span text:style-name="T199">, </text:span><text:span text:style-name="Strong_20_Emphasis"><text:span text:style-name="T200"><text:line-break/></text:span></text:span><text:span text:style-name="Strong_20_Emphasis"><text:span text:style-name="T201">Gebruikersnaam</text:span></text:span><text:span text:style-name="T197"> &lt;</text:span><text:span text:style-name="T202">gebruikersnaam&gt;</text:span><text:span text:style-name="T197">,</text:span></text:p>
            <text:p text:style-name="Standard"><text:span text:style-name="T203">vink aan </text:span><text:span text:style-name="Strong_20_Emphasis"><text:span text:style-name="T204">Maak deze gebruiker beheerde</text:span></text:span><text:span text:style-name="T205">r</text:span><text:span text:style-name="T203">,</text:span></text:p>
            <text:p text:style-name="Standard"><text:span text:style-name="T206">g</text:span><text:span text:style-name="T203">eef tweemaal een </text:span><text:span text:style-name="Strong_20_Emphasis"><text:span text:style-name="T201">wachtwoord</text:span></text:span><text:span text:style-name="T203"> </text:span><text:span text:style-name="T207">en k</text:span><text:span text:style-name="T203">lik op </text:span><text:span text:style-name="Strong_20_Emphasis"><text:span text:style-name="T205">Klaar</text:span></text:span><text:span text:style-name="T20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9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4" draw:name="Vorm 14" draw:style-name="gr2" draw:text-style-name="P18" svg:width="0.35cm" svg:height="0.35cm" draw:control="control23"/></text:span></text:p>
          </table:table-cell>
          <table:table-cell table:style-name="_32_._5f_Installatie_5f_uitvoeren.C23" office:value-type="string">
            <text:p text:style-name="Standard"><text:span text:style-name="T182">Klik op </text:span><text:span text:style-name="Strong_20_Emphasis"><text:span text:style-name="T208">Begin installatie</text:span></text:span><text:span text:style-name="T182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9" draw:name="Vorm 11" draw:style-name="gr2" draw:text-style-name="P18" svg:width="0.35cm" svg:height="0.35cm" draw:control="control28"/></text:span></text:p>
          </table:table-cell>
          <table:table-cell table:style-name="_32_._5f_Installatie_5f_uitvoeren.C23" office:value-type="string">
            <text:p text:style-name="Standard"><text:span text:style-name="T182">Klik op </text:span><text:span text:style-name="Strong_20_Emphasis"><text:span text:style-name="T209">I</text:span></text:span><text:span text:style-name="Strong_20_Emphasis"><text:span text:style-name="T208">nstallatie </text:span></text:span><text:span text:style-name="Strong_20_Emphasis"><text:span text:style-name="T209">voltooien</text:span></text:span><text:span text:style-name="T182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6" draw:name="Vorm 6" draw:style-name="gr2" draw:text-style-name="P18" svg:width="0.35cm" svg:height="0.35cm" draw:control="control25"/></text:span></text:p>
          </table:table-cell>
          <table:table-cell table:style-name="_32_._5f_Installatie_5f_uitvoeren.C27" office:value-type="string">
            <text:p text:style-name="Standard"><text:span text:style-name="T210">Hers</text:span><text:span text:style-name="T211">tart het systeem</text:span>.</text:p>
          </table:table-cell>
        </table:table-row>
      </table:table>
      <text:p text:style-name="Standard"><text:span text:style-name="Strong_20_Emphasis"/></text:p>
      <text:list text:continue-numbering="true" text:style-name="L1">
        <text:list-item>
          <text:p text:style-name="P45"><text:span text:style-name="Strong_20_Emphasis"><text:span text:style-name="T212">Installatie </text:span></text:span><text:span text:style-name="Strong_20_Emphasis"><text:span text:style-name="T213">afronden</text:span></text:span></text:p>
        </text:list-item>
      </text:list>
      <text:p text:style-name="P46"><text:span text:style-name="Strong_20_Emphasis"><text:span text:style-name="T214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47"/>
          </table:table-cell>
          <table:table-cell table:style-name="_33_._5f_Installatie_5f_afronden.A1" office:value-type="string">
            <text:p text:style-name="P47"><text:span text:style-name="Strong_20_Emphasis"><text:span text:style-name="T75"><draw:control text:anchor-type="as-char" draw:z-index="2" draw:name="Vorm24" draw:style-name="gr2" draw:text-style-name="P18" svg:width="0.35cm" svg:height="0.35cm" draw:control="control1"/></text:span></text:span></text:p>
          </table:table-cell>
          <table:table-cell table:style-name="_33_._5f_Installatie_5f_afronden.C1" office:value-type="string">
            <text:p text:style-name="P48"><text:span text:style-name="T214">Aanmelden als </text:span><text:span text:style-name="T215">&lt;</text:span><text:span text:style-name="T216">gebruiker</text:span><text:span text:style-name="T215">&gt;</text:span><text:span text:style-name="T214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7" draw:name="Vorm13_1" draw:style-name="gr2" draw:text-style-name="P18" svg:width="0.35cm" svg:height="0.35cm" draw:control="control6"/></text:span></text:p>
          </table:table-cell>
          <table:table-cell table:style-name="_33_._5f_Installatie_5f_afronden.C3" office:value-type="string">
            <text:p text:style-name="Standard">Volg de welkomstschermen.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4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17" draw:name="Vorm 5" draw:style-name="gr2" draw:text-style-name="P18" svg:width="0.35cm" svg:height="0.35cm" draw:control="control16"/></text:span></text:p>
          </table:table-cell>
          <table:table-cell table:style-name="_33_._5f_Installatie_5f_afronden.C5" office:value-type="string">
            <text:p text:style-name="P25"><text:span text:style-name="T76">T</text:span><text:span text:style-name="T77">yp </text:span><text:span text:style-name="User_20_Entry"><text:span text:style-name="T78">term</text:span></text:span><text:span text:style-name="T79"> </text:span><text:span text:style-name="T76">op het activiteitenoverzicht</text:span><text:span text:style-name="T80"><text:note text:id="ftn6" text:note-class="footnote"><text:note-citation>1</text:note-citation><text:note-body><text:p text:style-name="P49">Druk op de Super (Windows/command/vergrootglas) toets of klik in de linkerbovenhoek.</text:p></text:note-body></text:note></text:span><text:span text:style-name="T76"> </text:span><text:span text:style-name="T82">e</text:span><text:span text:style-name="T83">n </text:span><text:span text:style-name="T84">k</text:span><text:span text:style-name="T83">lik op het </text:span><text:span text:style-name="Strong_20_Emphasis"><text:span text:style-name="T85">Terminalvenster</text:span></text:span><text:span text:style-name="Strong_20_Emphasis"><text:span text:style-name="T86">-</text:span></text:span><text:span text:style-name="Strong_20_Emphasis"><text:span text:style-name="T83">pictogram</text:span></text:span><text:span text:style-name="Strong_20_Emphasis"><text:span text:style-name="T87">.</text:span></text:span><text:span text:style-name="Strong_20_Emphasis"><text:span text:style-name="T88"> </text:span>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/></text:p>
          </table:table-cell>
          <table:table-cell table:style-name="_33_._5f_Installatie_5f_afronden.C6" office:value-type="string">
            <text:p text:style-name="Standard"><text:span text:style-name="T217">Typ</text:span><text:span text:style-name="T88"> de </text:span><text:span text:style-name="T218">volgende </text:span><text:span text:style-name="T92">dri</text:span><text:span text:style-name="T93">e </text:span><text:span text:style-name="T88">opdrachten, ieder gevolgd door de </text:span><text:span text:style-name="T94">Enter</text:span><text:span text:style-name="T83">-toets: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/>
          </table:table-cell>
          <table:table-cell table:style-name="_33_._5f_Installatie_5f_afronden.C7" office:value-type="string">
            <text:p text:style-name="P51"><text:span text:style-name="User_20_Entry"><text:span text:style-name="T219">sudo dnf install wget</text:span>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/>
          </table:table-cell>
          <table:table-cell table:style-name="_33_._5f_Installatie_5f_afronden.C7" office:value-type="string">
            <text:p text:style-name="P30"><text:span text:style-name="User_20_Entry"><text:span text:style-name="T95">wget karelzimmer.nl/</text:span></text:span><text:span text:style-name="User_20_Entry"><text:span text:style-name="T96">getkz</text:span></text:span></text:p>
          </table:table-cell>
        </table:table-row>
        <table:table-row table:style-name="_33_._5f_Installatie_5f_afronden.9"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/>
          </table:table-cell>
          <table:table-cell table:style-name="_33_._5f_Installatie_5f_afronden.C9" office:value-type="string">
            <text:p text:style-name="P30"><text:span text:style-name="User_20_Entry"><text:span text:style-name="T95">bash </text:span></text:span><text:span text:style-name="User_20_Entry"><text:span text:style-name="T96">get</text:span></text:span><text:span text:style-name="User_20_Entry"><text:span text:style-name="T97">kz</text:span></text:span></text:p>
          </table:table-cell>
        </table:table-row>
        <table:table-row>
          <table:table-cell table:style-name="_33_._5f_Installatie_5f_afronden.A1" office:value-type="string">
            <text:p text:style-name="P52"/>
          </table:table-cell>
          <table:table-cell table:style-name="_33_._5f_Installatie_5f_afronden.A1" office:value-type="string">
            <text:p text:style-name="P52"/>
          </table:table-cell>
          <table:table-cell table:style-name="_33_._5f_Installatie_5f_afronden.C10" office:value-type="string">
            <text:p text:style-name="P53"><text:span text:style-name="T90">V</text:span><text:span text:style-name="T98">olg </text:span><text:span text:style-name="T99">de aanwijzingen op het scherm.</text:span></text:p>
          </table:table-cell>
        </table:table-row>
        <table:table-row>
          <table:table-cell table:style-name="_33_._5f_Installatie_5f_afronden.A1" office:value-type="string">
            <text:p text:style-name="P52"/>
          </table:table-cell>
          <table:table-cell table:style-name="_33_._5f_Installatie_5f_afronden.A1" office:value-type="string">
            <text:p text:style-name="P52"/>
          </table:table-cell>
          <table:table-cell table:style-name="_33_._5f_Installatie_5f_afronden.C11" office:value-type="string">
            <text:p text:style-name="P54"/>
          </table:table-cell>
        </table:table-row>
        <table:table-row>
          <table:table-cell table:style-name="_33_._5f_Installatie_5f_afronden.A1" office:value-type="string">
            <text:p text:style-name="P47"/>
          </table:table-cell>
          <table:table-cell table:style-name="_33_._5f_Installatie_5f_afronden.A1" office:value-type="string">
            <text:p text:style-name="P24"><text:span text:style-name="Strong_20_Emphasis"><text:span text:style-name="T75"><draw:control text:anchor-type="as-char" draw:z-index="18" draw:name="Vorm 7" draw:style-name="gr2" draw:text-style-name="P18" svg:width="0.35cm" svg:height="0.35cm" draw:control="control17"/></text:span></text:span></text:p>
          </table:table-cell>
          <table:table-cell table:style-name="_33_._5f_Installatie_5f_afronden.C12" office:value-type="string">
            <text:p text:style-name="P35"><text:span text:style-name="T76">T</text:span><text:span text:style-name="T77">yp </text:span><text:span text:style-name="User_20_Entry"><text:span text:style-name="T100">menu</text:span></text:span><text:span text:style-name="T79"> </text:span><text:span text:style-name="T76">op het activiteitenoverzicht</text:span><text:span text:style-name="T101">1</text:span><text:span text:style-name="T76"> </text:span><text:span text:style-name="T82">e</text:span><text:span text:style-name="T83">n </text:span><text:span text:style-name="T84">k</text:span><text:span text:style-name="T83">lik op het </text:span><text:span text:style-name="Strong_20_Emphasis"><text:span text:style-name="T102">KZ </text:span></text:span><text:span text:style-name="Strong_20_Emphasis"><text:span text:style-name="T103">Installatiemenu</text:span></text:span><text:span text:style-name="Strong_20_Emphasis"><text:span text:style-name="T86">-</text:span></text:span><text:span text:style-name="Strong_20_Emphasis"><text:span text:style-name="T83">pictogram.</text:span></text:span></text:p>
          </table:table-cell>
        </table:table-row>
        <table:table-row>
          <table:table-cell table:style-name="_33_._5f_Installatie_5f_afronden.A1" office:value-type="string">
            <text:p text:style-name="P47"/>
          </table:table-cell>
          <table:table-cell table:style-name="_33_._5f_Installatie_5f_afronden.A1" office:value-type="string">
            <text:p text:style-name="P47"><text:span text:style-name="Strong_20_Emphasis"><text:span text:style-name="T89"/></text:span></text:p>
          </table:table-cell>
          <table:table-cell table:style-name="_33_._5f_Installatie_5f_afronden.C13" office:value-type="string">
            <text:p text:style-name="P55"><text:span text:style-name="T104">Selecteer</text:span><text:span text:style-name="T220"> </text:span><text:span text:style-name="Strong_20_Emphasis"><text:span text:style-name="T221">3</text:span></text:span><text:span text:style-name="T222"> </text:span><text:span text:style-name="T223">Installatie</text:span><text:span text:style-name="T224"> </text:span><text:span text:style-name="T225">afronden</text:span><text:span text:style-name="T108">.</text:span></text:p>
          </table:table-cell>
        </table:table-row>
        <table:table-row>
          <table:table-cell table:style-name="_33_._5f_Installatie_5f_afronden.A1" office:value-type="string">
            <text:p text:style-name="P47"/>
          </table:table-cell>
          <table:table-cell table:style-name="_33_._5f_Installatie_5f_afronden.A1" office:value-type="string">
            <text:p text:style-name="P47"/>
          </table:table-cell>
          <table:table-cell table:style-name="_33_._5f_Installatie_5f_afronden.C14" office:value-type="string">
            <text:p text:style-name="P38"><text:span text:style-name="T90">V</text:span><text:span text:style-name="T98">olg </text:span><text:span text:style-name="T99">de aanwijzingen op het scherm.</text:span></text:p>
          </table:table-cell>
        </table:table-row>
      </table:table>
      <text:p text:style-name="P46"><text:span text:style-name="Strong_20_Emphasis"><text:span text:style-name="T214"/></text:span></text:p>
      <text:list text:continue-numbering="true" text:style-name="L1">
        <text:list-item>
          <text:p text:style-name="P56"><text:span text:style-name="Strong_20_Emphasis"><text:span text:style-name="T226">Gebruiker inrichten</text:span></text:span></text:p>
        </text:list-item>
      </text:list>
      <text:p text:style-name="P5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58"><text:span text:style-name="Strong_20_Emphasis"><text:span text:style-name="T75"><draw:control text:anchor-type="as-char" draw:z-index="3" draw:name="Vorm40_0" draw:style-name="gr2" draw:text-style-name="P18" svg:width="0.35cm" svg:height="0.35cm" draw:control="control2"/></text:span></text:span></text:p>
          </table:table-cell>
          <table:table-cell table:style-name="Tabel2.A1" office:value-type="string">
            <text:p text:style-name="P58"><text:span text:style-name="Strong_20_Emphasis"><text:span text:style-name="T75"><draw:control text:anchor-type="as-char" draw:z-index="6" draw:name="Vorm40_ 1" draw:style-name="gr2" draw:text-style-name="P18" svg:width="0.35cm" svg:height="0.35cm" draw:control="control5"/></text:span></text:span></text:p>
          </table:table-cell>
          <table:table-cell table:style-name="Tabel2.D1" office:value-type="string">
            <text:p text:style-name="P59"><text:span text:style-name="T214">Aanmelden als </text:span><text:span text:style-name="T227">&lt;</text:span><text:span text:style-name="T228">gebruiker</text:span><text:span text:style-name="T227">&gt;</text:span><text:span text:style-name="T229"><text:note text:id="ftn7" text:note-class="footnote"><text:note-citation>1</text:note-citation><text:note-body><text:p text:style-name="P60"><text:span text:style-name="T230">E</text:span><text:span text:style-name="T231">ventuele extra </text:span><text:span text:style-name="T232">gebruiker</text:span><text:span text:style-name="T233">s </text:span><text:span text:style-name="T231">aanmelden en dezelfde stappen uitvoeren.</text:span></text:p></text:note-body></text:note></text:span><text:span text:style-name="T214">.</text:span></text:p>
          </table:table-cell>
        </table:table-row>
        <table:table-row>
          <table:table-cell table:style-name="Tabel2.A1" office:value-type="string">
            <text:p text:style-name="P61"/>
          </table:table-cell>
          <table:table-cell table:style-name="Tabel2.A1" office:value-type="string">
            <text:p text:style-name="P61"/>
          </table:table-cell>
          <table:table-cell table:style-name="Tabel2.A1" office:value-type="string">
            <text:p text:style-name="P61"/>
          </table:table-cell>
          <table:table-cell table:style-name="Tabel2.D2" office:value-type="string">
            <text:p text:style-name="P62"/>
          </table:table-cell>
        </table:table-row>
        <table:table-row>
          <table:table-cell table:style-name="Tabel2.A1" office:value-type="string">
            <text:p text:style-name="P61"/>
          </table:table-cell>
          <table:table-cell table:style-name="Tabel2.A1" office:value-type="string">
            <text:p text:style-name="P61"/>
          </table:table-cell>
          <table:table-cell table:style-name="Tabel2.A1" office:value-type="string">
            <text:p text:style-name="P63"><text:span text:style-name="Strong_20_Emphasis"><text:span text:style-name="T234"><draw:control text:anchor-type="as-char" draw:z-index="8" draw:name="Vorm13_ 1" draw:style-name="gr2" draw:text-style-name="P18" svg:width="0.35cm" svg:height="0.35cm" draw:control="control7"/></text:span></text:span></text:p>
          </table:table-cell>
          <table:table-cell table:style-name="Tabel2.D2" office:value-type="string">
            <text:p text:style-name="P64"><text:span text:style-name="T235">Volg de welkomstschermen.</text:span><text:span text:style-name="T236"/></text:p>
          </table:table-cell>
        </table:table-row>
        <table:table-row table:style-name="Tabel2.4">
          <table:table-cell table:style-name="Tabel2.A1" office:value-type="string">
            <text:p text:style-name="P61"/>
          </table:table-cell>
          <table:table-cell table:style-name="Tabel2.A1" office:value-type="string">
            <text:p text:style-name="P61"/>
          </table:table-cell>
          <table:table-cell table:style-name="Tabel2.A1" office:value-type="string">
            <text:p text:style-name="P61"/>
          </table:table-cell>
          <table:table-cell table:style-name="Tabel2.D2" office:value-type="string">
            <text:p text:style-name="P62"/>
          </table:table-cell>
        </table:table-row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6"><text:span text:style-name="Strong_20_Emphasis"><text:span text:style-name="T75"><draw:control text:anchor-type="as-char" draw:z-index="19" draw:name="Vorm 8" draw:style-name="gr2" draw:text-style-name="P18" svg:width="0.35cm" svg:height="0.35cm" draw:control="control18"/></text:span></text:span></text:p>
          </table:table-cell>
          <table:table-cell table:style-name="Tabel2.A1" office:value-type="string">
            <text:p text:style-name="P66"><text:span text:style-name="Strong_20_Emphasis"><text:span text:style-name="T75"><draw:control text:anchor-type="as-char" draw:z-index="20" draw:name="Vorm 9" draw:style-name="gr2" draw:text-style-name="P18" svg:width="0.35cm" svg:height="0.35cm" draw:control="control19"/></text:span></text:span></text:p>
          </table:table-cell>
          <table:table-cell table:style-name="Tabel2.D5" office:value-type="string">
            <text:p text:style-name="P35"><text:span text:style-name="T76">T</text:span><text:span text:style-name="T77">yp </text:span><text:span text:style-name="User_20_Entry"><text:span text:style-name="T100">menu</text:span></text:span><text:span text:style-name="T79"> </text:span><text:span text:style-name="T76">op het activiteitenoverzicht</text:span><text:span text:style-name="T80"><text:note text:id="ftn8" text:note-class="footnote"><text:note-citation>2</text:note-citation><text:note-body><text:p text:style-name="P49">Druk op de Super (Windows/command/vergrootglas) toets of klik in de linkerbovenhoek.</text:p></text:note-body></text:note></text:span><text:span text:style-name="T76"> </text:span><text:span text:style-name="T82">e</text:span><text:span text:style-name="T83">n </text:span><text:span text:style-name="T84">k</text:span><text:span text:style-name="T83">lik op het </text:span><text:span text:style-name="Strong_20_Emphasis"><text:span text:style-name="T102">KZ </text:span></text:span><text:span text:style-name="Strong_20_Emphasis"><text:span text:style-name="T103">Installatiemenu</text:span></text:span><text:span text:style-name="Strong_20_Emphasis"><text:span text:style-name="T86">-</text:span></text:span></text:p>
          </table:table-cell>
        </table:table-row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D5" office:value-type="string">
            <text:p text:style-name="P35"><text:span text:style-name="Strong_20_Emphasis"><text:span text:style-name="T83">pictogram.</text:span></text:span></text:p>
          </table:table-cell>
        </table:table-row>
        <table:table-row>
          <table:table-cell table:style-name="Tabel2.A1" office:value-type="string">
            <text:p text:style-name="P67"/>
          </table:table-cell>
          <table:table-cell table:style-name="Tabel2.A1" office:value-type="string">
            <text:p text:style-name="P67"/>
          </table:table-cell>
          <table:table-cell table:style-name="Tabel2.A1" office:value-type="string">
            <text:p text:style-name="P67"/>
          </table:table-cell>
          <table:table-cell table:style-name="Tabel2.D7" office:value-type="string">
            <text:p text:style-name="P68"><text:span text:style-name="T104">Selecteer</text:span><text:span text:style-name="T220"> </text:span><text:span text:style-name="Strong_20_Emphasis"><text:span text:style-name="T221">4</text:span></text:span><text:span text:style-name="T222"> </text:span><text:span text:style-name="T237">Gebruiker inrichten</text:span><text:span text:style-name="T108">.</text:span></text:p>
          </table:table-cell>
        </table:table-row>
        <table:table-row>
          <table:table-cell table:style-name="Tabel2.A1" office:value-type="string">
            <text:p text:style-name="P67"/>
          </table:table-cell>
          <table:table-cell table:style-name="Tabel2.A1" office:value-type="string">
            <text:p text:style-name="P67"/>
          </table:table-cell>
          <table:table-cell table:style-name="Tabel2.A1" office:value-type="string">
            <text:p text:style-name="P67"/>
          </table:table-cell>
          <table:table-cell table:style-name="Tabel2.D8" office:value-type="string">
            <text:p text:style-name="P69"><text:span text:style-name="T90">V</text:span><text:span text:style-name="T98">olg </text:span><text:span text:style-name="T99">de aanwijzingen op het scherm.</text:span></text:p>
          </table:table-cell>
        </table:table-row>
      </table:table>
      <text:p text:style-name="P70"><text:span text:style-name="Strong_20_Emphasis"><text:span text:style-name="T238"/></text:span></text:p>
      <text:p text:style-name="P71"/>
      <text:p text:style-name="P72"><text:span text:style-name="T239">E</text:span><text:span text:style-name="T240">inde c</text:span><text:span text:style-name="T241">hecklist, </text:span><text:span text:style-name="T242">d</text:span><text:span text:style-name="T241">e installatie van </text:span><text:span text:style-name="T243"><text:user-field-get text:name="Distro">Rocky Linux</text:user-field-get></text:span><text:span text:style-name="T244"><text:s/></text:span><text:span text:style-name="T245">Desktop/</text:span><text:span text:style-name="T246">Workstation</text:span><text:span text:style-name="T247"> </text:span><text:span text:style-name="T241">is voltooid.</text:span></text:p>
      <text:p text:style-name="P73"/>
      <text:list text:style-name="L2">
        <text:list-header>
          <text:p text:style-name="P74"><text:span text:style-name="T248">Geschreven door </text:span><text:a xlink:type="simple" xlink:href="mailto:info@karelzimmer.nl?subject=Checklist%20installatie%20Linux" text:style-name="Internet_20_link" text:visited-style-name="Visited_20_Internet_20_Link"><text:span text:style-name="T249">Karel Zimmer</text:span></text:a><text:span text:style-name="T250">.</text:span></text:p>
          <text:p text:style-name="P75"><text:span text:style-name="T251">Licentie </text:span><text:span text:style-name="T250">C</text:span><text:span text:style-name="T252">C0</text:span><text:span text:style-name="T250"> 1.0 </text:span><text:span text:style-name="T253"><draw:a xlink:type="simple" xlink:href="https://creativecommons.org/publicdomain/zero/1.0/deed.nl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53"><text:s/></text:span><text:span text:style-name="T253"><draw:a xlink:type="simple" xlink:href="https://creativecommons.org/publicdomain/zero/1.0/deed.nl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53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1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1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rk_20_accent_20_voetnoot" style:display-name="terk accent voetnoot" style:family="text" style:parent-style-name="Strong_20_Emphasis">
      <style:text-properties fo:font-size="10pt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e-Rocky-Linux-desktop-workstation</text:file-name></text:span><text:span text:style-name="MT2"><text:tab/></text:span><text:span text:style-name="MT1"><text:date style:data-style-name="N36" text:date-value="2025-10-17T08:23:26.477698171">17-10-2025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10-17T08:23:26.381190219</dc:date>
    <meta:keyword>Installatie</meta:keyword>
    <meta:keyword>Checklist</meta:keyword>
    <meta:keyword>Linux</meta:keyword>
    <meta:editing-cycles>7032</meta:editing-cycles>
    <meta:editing-duration>P12DT17H48M31S</meta:editing-duration>
    <meta:printed-by>Karel Zimmer</meta:printed-by>
    <meta:print-date>2024-09-21T20:08:55.165404924</meta:print-date>
    <dc:creator>Karel Zimmer</dc:creator>
    <meta:document-statistic meta:table-count="4" meta:image-count="2" meta:object-count="0" meta:page-count="4" meta:paragraph-count="98" meta:word-count="495" meta:character-count="3572" meta:non-whitespace-character-count="3134"/>
    <meta:user-defined meta:name="Info 1"/>
    <meta:user-defined meta:name="Info 2"/>
    <meta:user-defined meta:name="Info 3"/>
    <meta:user-defined meta:name="Info 4"/>
  </office:meta>
</office:document-meta>
</file>